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1pt" style:font-size-asian="21pt" style:font-size-complex="21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130903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1541da" officeooo:paragraph-rsid="001541da"/>
    </style:style>
    <style:style style:name="P8" style:family="paragraph" style:parent-style-name="Text_20_body">
      <style:text-properties officeooo:paragraph-rsid="001541da"/>
    </style:style>
    <style:style style:name="P9" style:family="paragraph" style:parent-style-name="Text_20_body">
      <style:text-properties officeooo:rsid="0015ce4c" officeooo:paragraph-rsid="0015ce4c"/>
    </style:style>
    <style:style style:name="T1" style:family="text">
      <style:text-properties officeooo:rsid="00134c41"/>
    </style:style>
    <style:style style:name="T2" style:family="text">
      <style:text-properties officeooo:rsid="001541d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 Práctica Obligatoria 1</text:p>
      <text:p text:style-name="P2"><text:bookmark-start text:name="__RefHeading___Toc17_2840942111"/>David Sánchez Peso <text:span text:style-name="T1">DAM 2</text:span><text:bookmark-end text:name="__RefHeading___Toc17_2840942111"/></text:p>
      <text:table-of-content text:style-name="Sect1" text:protected="true" text:name="Sumario1">
        <text:table-of-content-source text:outline-level="10">
          <text:index-title-template text:style-name="Contents_20_Heading">I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Indice de contenidos</text:p>
          </text:index-title>
          <text:p text:style-name="P4"><text:a xlink:type="simple" xlink:href="#__RefHeading___Toc19_2840942111" text:style-name="Index_20_Link" text:visited-style-name="Index_20_Link">RESUMEN<text:tab/>3</text:a></text:p>
        </text:index-body>
      </text:table-of-content>
      <text:p text:style-name="P5"/>
      <text:h text:style-name="P6" text:outline-level="1"><text:bookmark-start text:name="__RefHeading___Toc19_2840942111"/>RESUMEN:<text:bookmark-end text:name="__RefHeading___Toc19_2840942111"/></text:h>
      <text:p text:style-name="P7">La empresa se llama Flornaturre ,la ubicación central esta ubicado en el poligo industrial de la Reigosa en el angar nº5 , tiene 3 locales en distinto sitios (Pontevedra,Vigo,Marin) .</text:p>
      <text:p text:style-name="P8"><text:span text:style-name="T2">Se trata de una empresa dedicada a la venta de arreglos florales y a la decoracion de eventos.Esta empresa de decoracion de eventos mas grandes de galicia. Esta empresa estaria situada en el la industria de servicios</text:span></text:p>
      <text:h text:style-name="Heading_20_1" text:outline-level="1">Público objetivo:</text:h>
      <text:p text:style-name="P9">Esta empresa tendra dos grupos grandes de principales clientes:</text:p>
      <text:p text:style-name="P9">Cliente normal: Seran clientes que solo piden algun arreglo floran para ellos (Un centro funerario, centro de cementerio, ramo regalo, etc) <text:s/>a los cuales acudiran a los locales menores para encargar o comprar los arreglos menores.</text:p>
      <text:p text:style-name="P9">Cliente de evento: Estos clientes seran los que soliciten una decoracion en un evento (Boda, cumpleaños, bautizo, etc), estos clientes iran tambien a los locales menores los cuales tienen un area designada para poder acordar los eventos (pequeña reunion con el cliente para poder elaborar su servicio) y luego pasaria a la sede centrar en el poligono donde se gestionara el evento.</text:p>
      <text:p text:style-name="P9"/>
      <text:h text:style-name="Heading_20_1" text:outline-level="1">Estructura de la compañía:</text:h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Index"/>
    <style:master-page style:name="Index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2:12:52.336000000</meta:creation-date>
    <dc:title>sxePlantilla</dc:title>
    <meta:editing-duration>PT1M30S</meta:editing-duration>
    <meta:editing-cycles>2</meta:editing-cycles>
    <meta:generator>LibreOffice/24.8.0.3$Windows_X86_64 LibreOffice_project/0bdf1299c94fe897b119f97f3c613e9dca6be583</meta:generator>
    <dc:date>2024-10-03T12:51:49.069000000</dc:date>
    <meta:document-statistic meta:table-count="0" meta:image-count="0" meta:object-count="0" meta:page-count="3" meta:paragraph-count="12" meta:word-count="196" meta:character-count="1208" meta:non-whitespace-character-count="1023"/>
    <meta:template xlink:type="simple" xlink:actuate="onRequest" xlink:title="sxePlantilla" xlink:href="file:///C:/Users/dsancpeso/AppData/Roaming/LibreOffice/4/user/template/sxePlantilla.ott" meta:date="2024-10-03T12:12:52.211000000"/>
  </office:meta>
</office:document-meta>
</file>